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727cm"/>
    </style:style>
    <style:style style:name="co2" style:family="table-column">
      <style:table-column-properties fo:break-before="auto" style:column-width="3.104cm"/>
    </style:style>
    <style:style style:name="co3" style:family="table-column">
      <style:table-column-properties fo:break-before="auto" style:column-width="2.909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1.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результаты_20_тестирования">
      <style:table-properties table:display="true" style:writing-mode="lr-tb"/>
    </style:style>
    <style:style style:name="ce1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результаты тестирования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60" table:default-cell-style-name="Default"/>
        <table:table-row table:style-name="ro1">
          <table:table-cell table:style-name="ce1" office:value-type="string" calcext:value-type="string">
            <text:p>Ученик</text:p>
          </table:table-cell>
          <table:table-cell table:style-name="ce1" office:value-type="string" calcext:value-type="string">
            <text:p>Район</text:p>
          </table:table-cell>
          <table:table-cell table:style-name="ce1" office:value-type="string" calcext:value-type="string">
            <text:p>Математика</text:p>
          </table:table-cell>
          <table:table-cell table:style-name="ce1" office:value-type="string" calcext:value-type="string">
            <text:p>Физика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Шамшин Владислав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Гришин Борис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Огородников Николай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Богданов Виктор</text:p>
          </table:table-cell>
          <table:table-cell table:style-name="ce2" office:value-type="string" calcext:value-type="string">
            <text:p>Центральный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86" calcext:value-type="float">
            <text:p>86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Исправников Владимир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Розбитова Любовь</text:p>
          </table:table-cell>
          <table:table-cell table:style-name="ce2" office:value-type="string" calcext:value-type="string">
            <text:p>Подгорный</text:p>
          </table:table-cell>
          <table:table-cell table:number-columns-repeated="2" table:style-name="ce2" office:value-type="float" office:value="65" calcext:value-type="float">
            <text:p>65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Зарубин Вячеслав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97" calcext:value-type="float">
            <text:p>9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Лунев Алексей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Волкова Надежда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ашников Николай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Тихоненко Владими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84" calcext:value-type="float">
            <text:p>84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Байкалов Виктор</text:p>
          </table:table-cell>
          <table:table-cell table:style-name="ce2" office:value-type="string" calcext:value-type="string">
            <text:p>Майский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Ермолаев Александ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56" calcext:value-type="float">
            <text:p>56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Серяков Владими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Москвич Юрий</text:p>
          </table:table-cell>
          <table:table-cell table:style-name="ce2" office:value-type="string" calcext:value-type="string">
            <text:p>Майский</text:p>
          </table:table-cell>
          <table:table-cell table:number-columns-repeated="2" table:style-name="ce2" office:value-type="float" office:value="56" calcext:value-type="float">
            <text:p>56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Петренко Валентина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Германенко Владимир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Жигайло Виктор</text:p>
          </table:table-cell>
          <table:table-cell table:style-name="ce2" office:value-type="string" calcext:value-type="string">
            <text:p>Майский</text:p>
          </table:table-cell>
          <table:table-cell table:number-columns-repeated="2" table:style-name="ce2" office:value-type="float" office:value="43" calcext:value-type="float">
            <text:p>43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Сараев Борис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Поленов Фёдо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Аюшиев Болот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остин Александ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7" calcext:value-type="float">
            <text:p>4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Абайдулин Зиннур</text:p>
          </table:table-cell>
          <table:table-cell table:style-name="ce2" office:value-type="string" calcext:value-type="string">
            <text:p>Центральный</text:p>
          </table:table-cell>
          <table:table-cell table:number-columns-repeated="2" table:style-name="ce2" office:value-type="float" office:value="74" calcext:value-type="float">
            <text:p>74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Дерендяев Серге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Бондарев Василий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Мишустина Лариса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осопкин Александ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Стеликов Анатолий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Чудецкий Борис</text:p>
          </table:table-cell>
          <table:table-cell table:style-name="ce2" office:value-type="string" calcext:value-type="string">
            <text:p>Подгорный</text:p>
          </table:table-cell>
          <table:table-cell table:number-columns-repeated="2" table:style-name="ce2" office:value-type="float" office:value="74" calcext:value-type="float">
            <text:p>74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расов Дмитрий</text:p>
          </table:table-cell>
          <table:table-cell table:style-name="ce2" office:value-type="string" calcext:value-type="string">
            <text:p>Подгорный</text:p>
          </table:table-cell>
          <table:table-cell table:number-columns-repeated="2" table:style-name="ce2" office:value-type="float" office:value="57" calcext:value-type="float">
            <text:p>5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Шихарев Юрий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Чернышёв Алексей</text:p>
          </table:table-cell>
          <table:table-cell table:style-name="ce2" office:value-type="string" calcext:value-type="string">
            <text:p>Центральный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48" calcext:value-type="float">
            <text:p>4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Плотников Олег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уркова Бэлла</text:p>
          </table:table-cell>
          <table:table-cell table:style-name="ce2" office:value-type="string" calcext:value-type="string">
            <text:p>Центральный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Увачан Владими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48" calcext:value-type="float">
            <text:p>4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овалёв Александр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86" calcext:value-type="float">
            <text:p>86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Румянцев Олег</text:p>
          </table:table-cell>
          <table:table-cell table:style-name="ce2" office:value-type="string" calcext:value-type="string">
            <text:p>Центральный</text:p>
          </table:table-cell>
          <table:table-cell table:number-columns-repeated="2" table:style-name="ce2" office:value-type="float" office:value="81" calcext:value-type="float">
            <text:p>81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Ооржак Шериг-оол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47" calcext:value-type="float">
            <text:p>4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Четин Иван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76" calcext:value-type="float">
            <text:p>76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ехлеров Сабир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Пахтанов Борис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66" calcext:value-type="float">
            <text:p>66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Белов Виктор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Богачёв Евгений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Макаркин Никола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Добжинский Даниил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78" calcext:value-type="float">
            <text:p>7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Полтавский Анатоли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84" calcext:value-type="float">
            <text:p>84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Богомолов Геннадий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92" calcext:value-type="float">
            <text:p>9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ондратенко Николай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Сивченко Геннадий</text:p>
          </table:table-cell>
          <table:table-cell table:style-name="ce2" office:value-type="string" calcext:value-type="string">
            <text:p>Центральный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74" calcext:value-type="float">
            <text:p>74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Петрик Александр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7" calcext:value-type="float">
            <text:p>4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Гриценко Никола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76" calcext:value-type="float">
            <text:p>76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Раков Пёт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76" calcext:value-type="float">
            <text:p>76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Габрусь Владимир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Пащенко Валери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Мальцева Татьяна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Валеев Ринат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Руднева Татьяна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Селезнёв Владимир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83" calcext:value-type="float">
            <text:p>83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Силаев Владими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Ефремов Сергей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Доркин Викто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Бородина Ольга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Ситнов Викто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Устинов Игорь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7" calcext:value-type="float">
            <text:p>7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Долгов Владими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Стуров Владими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Тлехас Мугдин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Моор Пёт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обзев Анатолий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94" calcext:value-type="float">
            <text:p>94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Збронжко Игорь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91" calcext:value-type="float">
            <text:p>91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Ойкина Зоя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46" calcext:value-type="float">
            <text:p>46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орепанов Юри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94" calcext:value-type="float">
            <text:p>94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Манаров Муса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67" calcext:value-type="float">
            <text:p>6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Бодякшин Владими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8" calcext:value-type="float">
            <text:p>7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Толстиков Юри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Зиновьев Владими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Скоморохов Николай</text:p>
          </table:table-cell>
          <table:table-cell table:style-name="ce2" office:value-type="string" calcext:value-type="string">
            <text:p>Центральный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Соловьёв Витали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Абабко Анатоли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87" calcext:value-type="float">
            <text:p>8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Безродный Николай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3" calcext:value-type="float">
            <text:p>73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Голишников Александр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Малинкин Юрий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Рудкин Юри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Александров Михаил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Фёдорова Мария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97" calcext:value-type="float">
            <text:p>9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Грешневиков Анатолий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Большеглазов Александр</text:p>
          </table:table-cell>
          <table:table-cell table:style-name="ce2" office:value-type="string" calcext:value-type="string">
            <text:p>Майский</text:p>
          </table:table-cell>
          <table:table-cell table:number-columns-repeated="2" table:style-name="ce2" office:value-type="float" office:value="21" calcext:value-type="float">
            <text:p>21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Есков Юри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Морокин Владими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алистратов Геннадий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98" calcext:value-type="float">
            <text:p>9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Якубович Николай</text:p>
          </table:table-cell>
          <table:table-cell table:style-name="ce2" office:value-type="string" calcext:value-type="string">
            <text:p>Центральный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69" calcext:value-type="float">
            <text:p>69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Брусникин Никола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66" calcext:value-type="float">
            <text:p>66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Горячев Юри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4" calcext:value-type="float">
            <text:p>84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урцевич Серге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Идельбаева Гульфия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44" calcext:value-type="float">
            <text:p>44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Лепявка Владимир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Горелов Геннади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73" calcext:value-type="float">
            <text:p>73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Басилашвили Олег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Прохоров Виктор</text:p>
          </table:table-cell>
          <table:table-cell table:style-name="ce2" office:value-type="string" calcext:value-type="string">
            <text:p>Центральный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Губерман Михаил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Скуднов Владимир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92" calcext:value-type="float">
            <text:p>9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Имедоев Павел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66" calcext:value-type="float">
            <text:p>66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Берестовой Виктор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Викторов Виталий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Осминин Станислав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Шашков Виктор</text:p>
          </table:table-cell>
          <table:table-cell table:style-name="ce2" office:value-type="string" calcext:value-type="string">
            <text:p>Центральный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Галазов Ахсарбек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Мягких Владими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Павлов Николай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48" calcext:value-type="float">
            <text:p>4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Задонский Георги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Шашвиашвили Иван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83" calcext:value-type="float">
            <text:p>83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Тюрькина Нина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97" calcext:value-type="float">
            <text:p>9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Москвитин Александр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Латышев Пётр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Сумароков Вениамин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Чефранов Борис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Бородин Павел</text:p>
          </table:table-cell>
          <table:table-cell table:style-name="ce2" office:value-type="string" calcext:value-type="string">
            <text:p>Кировский</text:p>
          </table:table-cell>
          <table:table-cell table:number-columns-repeated="2" table:style-name="ce2" office:value-type="float" office:value="90" calcext:value-type="float">
            <text:p>9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Яров Юрий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рестьянинов Леонид</text:p>
          </table:table-cell>
          <table:table-cell table:style-name="ce2" office:value-type="string" calcext:value-type="string">
            <text:p>Майский</text:p>
          </table:table-cell>
          <table:table-cell table:number-columns-repeated="2" table:style-name="ce2" office:value-type="float" office:value="65" calcext:value-type="float">
            <text:p>65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Пак Никола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93" calcext:value-type="float">
            <text:p>93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Линькова Валентина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Сидорчук Анатоли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48" calcext:value-type="float">
            <text:p>4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Бир Александр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Царев Алексей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72" calcext:value-type="float">
            <text:p>7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Ярошенко Анатоли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адменский Станислав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Ревякин Виктор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84" calcext:value-type="float">
            <text:p>84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Власова Людмила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7" calcext:value-type="float">
            <text:p>5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Меремянин Константин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Старков Владислав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Спирин Виктор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Ильенков Александ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омков Владимир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Непряев Николай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64" calcext:value-type="float">
            <text:p>64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Пекедов Борис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Удалов Владими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93" calcext:value-type="float">
            <text:p>93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Васянович Анатолий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Михайлец Геннадий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67" calcext:value-type="float">
            <text:p>6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Лаптев Мэлис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57" calcext:value-type="float">
            <text:p>5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Зоркальцев Викто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93" calcext:value-type="float">
            <text:p>93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Громов Юрий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4" calcext:value-type="float">
            <text:p>94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Абдулбасиров Магомедтаги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Бочкарёв Васили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Волынцев Алексе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Полевой Николай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82" calcext:value-type="float">
            <text:p>8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Ивлева Светлана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Галушко Иван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67" calcext:value-type="float">
            <text:p>6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Семуков Юрий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Зубков Борис</text:p>
          </table:table-cell>
          <table:table-cell table:style-name="ce2" office:value-type="string" calcext:value-type="string">
            <text:p>Центральный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Туголуков Вениамин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Госпорьян Фёдо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6" calcext:value-type="float">
            <text:p>46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Старовойтова Галина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ириченко Лев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Аминов Наиль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Анохин Владими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овтун Александр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2" calcext:value-type="float">
            <text:p>8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Чирсков Владими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Микаилов Расул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Хетагуров Сергей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Хорошилов Геннадий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84" calcext:value-type="float">
            <text:p>84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Середа Геннади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ибирев Борис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56" calcext:value-type="float">
            <text:p>56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Шаталов Сергей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Мальдов Владими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Хрулёв Юрий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Бабурин Серге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Филюк Анатолий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узьмин Борис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89" calcext:value-type="float">
            <text:p>89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Савченко Иван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78" calcext:value-type="float">
            <text:p>7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Жочкин Николай</text:p>
          </table:table-cell>
          <table:table-cell table:style-name="ce2" office:value-type="string" calcext:value-type="string">
            <text:p>Центральный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4" calcext:value-type="float">
            <text:p>94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Мухамадиев Ринат</text:p>
          </table:table-cell>
          <table:table-cell table:style-name="ce2" office:value-type="string" calcext:value-type="string">
            <text:p>Центральный</text:p>
          </table:table-cell>
          <table:table-cell table:number-columns-repeated="2" table:style-name="ce2" office:value-type="float" office:value="42" calcext:value-type="float">
            <text:p>4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Сафонов Анатоли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Селиванов Александ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Сысоев Анатолий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83" calcext:value-type="float">
            <text:p>83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Горбачевский Никола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Евстратов Вячеслав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Столяров Владимир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Цыбенко Аркади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Фрукалов Владимир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6" calcext:value-type="float">
            <text:p>66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Гранберг Александ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46" calcext:value-type="float">
            <text:p>46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Тарасов Артём</text:p>
          </table:table-cell>
          <table:table-cell table:style-name="ce2" office:value-type="string" calcext:value-type="string">
            <text:p>Центральный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62" calcext:value-type="float">
            <text:p>6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расавченко Сергей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Мальцев Игорь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Женин Владимир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Лоза Леонид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54" calcext:value-type="float">
            <text:p>54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отляренко Фёдор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82" calcext:value-type="float">
            <text:p>8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Белоногов Анатолий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74" calcext:value-type="float">
            <text:p>74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Михайлов Батыр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Плющев Олег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Волощук Роальд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Чуриков Андрей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98" calcext:value-type="float">
            <text:p>9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Габитов Исмагил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Ребинский Сергей</text:p>
          </table:table-cell>
          <table:table-cell table:style-name="ce2" office:value-type="string" calcext:value-type="string">
            <text:p>Центральный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Храмченков Юри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1" calcext:value-type="float">
            <text:p>91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Ожегов Анатолий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Втюрин Алексей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Медведев Анатоли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ондобаев Геннади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Манохин Анатоли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46" calcext:value-type="float">
            <text:p>46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Белых Юрий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Полянцев Пёт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Шиповалова Лидия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86" calcext:value-type="float">
            <text:p>86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адочников Владими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Бичелдей Каадыр-оол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Герольд Юри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Цой Валентин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4" calcext:value-type="float">
            <text:p>94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оролёв Владими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43" calcext:value-type="float">
            <text:p>43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Попков Нельсон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56" calcext:value-type="float">
            <text:p>56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оновалов Борис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54" calcext:value-type="float">
            <text:p>54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Батагов Таймураз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Иванов Василий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93" calcext:value-type="float">
            <text:p>93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Сорокина Мария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74" calcext:value-type="float">
            <text:p>74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Федотов Вячеслав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Злобина Татьяна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Подопригора Владимир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Шустов Станислав</text:p>
          </table:table-cell>
          <table:table-cell table:style-name="ce2" office:value-type="string" calcext:value-type="string">
            <text:p>Майский</text:p>
          </table:table-cell>
          <table:table-cell table:number-columns-repeated="2" table:style-name="ce2" office:value-type="float" office:value="30" calcext:value-type="float">
            <text:p>3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лименок Анатолий</text:p>
          </table:table-cell>
          <table:table-cell table:style-name="ce2" office:value-type="string" calcext:value-type="string">
            <text:p>Центральный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Сурков Александ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94" calcext:value-type="float">
            <text:p>94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Овчинников Владими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Фёдоров Антон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Стручков Владимир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ондратенков Олег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69" calcext:value-type="float">
            <text:p>69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Скакунов Сергей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Назаренко Василий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93" calcext:value-type="float">
            <text:p>93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Скобелев Владимир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Соловьёва Елизавета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Миллер Юрий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Мосыченко Владими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4" calcext:value-type="float">
            <text:p>94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Алиев Нариман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Цапаев Владими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Малей Михаил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Хабриев Рамил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Белашов Александр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72" calcext:value-type="float">
            <text:p>7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Рыжов Юрий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Никольская Галина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69" calcext:value-type="float">
            <text:p>69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Рождественский Владимир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Травов Васили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арпов Пётр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Сидоренко Юри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98" calcext:value-type="float">
            <text:p>9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Михалков Владимир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47" calcext:value-type="float">
            <text:p>4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Бароненко Анатоли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84" calcext:value-type="float">
            <text:p>84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Гранкин Вениамин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72" calcext:value-type="float">
            <text:p>7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Толстая Елена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57" calcext:value-type="float">
            <text:p>5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лювгант Вадим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91" calcext:value-type="float">
            <text:p>91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Ведерников Никола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63" calcext:value-type="float">
            <text:p>63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Булах Александ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Даутов Салават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Марченко Николай</text:p>
          </table:table-cell>
          <table:table-cell table:style-name="ce2" office:value-type="string" calcext:value-type="string">
            <text:p>Центральный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Толстопят Владими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Хасбулатов Руслан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6" calcext:value-type="float">
            <text:p>86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Чаусский Николай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Райфикешт Владими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Рябухин Пётр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59" calcext:value-type="float">
            <text:p>59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ачанов Олег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Соловьёв Анатолий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Ломач Михаил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94" calcext:value-type="float">
            <text:p>94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Удалова Алевтина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Буслов Николай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56" calcext:value-type="float">
            <text:p>56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Тихонов Владими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Пудовкин Евгений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48" calcext:value-type="float">
            <text:p>4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обец Константин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Травников Василий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78" calcext:value-type="float">
            <text:p>7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Жиганов Виктор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Горбань Сергей</text:p>
          </table:table-cell>
          <table:table-cell table:style-name="ce2" office:value-type="string" calcext:value-type="string">
            <text:p>Центральный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Чуркин Вячеслав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92" calcext:value-type="float">
            <text:p>9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Лысов Павел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69" calcext:value-type="float">
            <text:p>69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Благитко Евгени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Белкин Геннади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77" calcext:value-type="float">
            <text:p>7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Руденко Анатолий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онев Владимир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Быцюра Надежда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Романов Никола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Ахтямов Джаудат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Наздратенко Евгений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Федорченко Василий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Мотин Вячеслав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Абрамов Иван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41" calcext:value-type="float">
            <text:p>41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Смолин Олег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Зудилов Валентин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91" calcext:value-type="float">
            <text:p>91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Дронов Владимир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Нечаев Анатолий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91" calcext:value-type="float">
            <text:p>91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Нимаев Владимир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Югин Викто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аленов Владими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94" calcext:value-type="float">
            <text:p>94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Быстров Серге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Ворфоломеев Владимир</text:p>
          </table:table-cell>
          <table:table-cell table:style-name="ce2" office:value-type="string" calcext:value-type="string">
            <text:p>Кировский</text:p>
          </table:table-cell>
          <table:table-cell table:number-columns-repeated="2" table:style-name="ce2" office:value-type="float" office:value="97" calcext:value-type="float">
            <text:p>9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Урусов Азрет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Вешняков Александ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Воротников Виталий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82" calcext:value-type="float">
            <text:p>8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Мяснянкин Александ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86" calcext:value-type="float">
            <text:p>86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Остренков Леонид</text:p>
          </table:table-cell>
          <table:table-cell table:style-name="ce2" office:value-type="string" calcext:value-type="string">
            <text:p>Центральный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Чапковский Юрий</text:p>
          </table:table-cell>
          <table:table-cell table:style-name="ce2" office:value-type="string" calcext:value-type="string">
            <text:p>Центральный</text:p>
          </table:table-cell>
          <table:table-cell table:number-columns-repeated="2" table:style-name="ce2" office:value-type="float" office:value="92" calcext:value-type="float">
            <text:p>9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Бабичев Владимир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76" calcext:value-type="float">
            <text:p>76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Полещук Виктор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Туйков Владислав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59" calcext:value-type="float">
            <text:p>59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Туркин Серге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Мезенцев Юрий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Лоптев Владими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66" calcext:value-type="float">
            <text:p>66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Дрозденко Виктор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98" calcext:value-type="float">
            <text:p>9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Бречалов Альбион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остюрин Алексей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74" calcext:value-type="float">
            <text:p>74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Полозков Иван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Рощин Валентин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81" calcext:value-type="float">
            <text:p>81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Жилкин Александ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86" calcext:value-type="float">
            <text:p>86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Тулеев Аман-Гельды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Варухин Владимир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Редькин Валентин</text:p>
          </table:table-cell>
          <table:table-cell table:style-name="ce2" office:value-type="string" calcext:value-type="string">
            <text:p>Центральный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87" calcext:value-type="float">
            <text:p>8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Смагин Николай</text:p>
          </table:table-cell>
          <table:table-cell table:style-name="ce2" office:value-type="string" calcext:value-type="string">
            <text:p>Центральный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Лапшин Михаил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Шевцова Светлана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Астафьев Михаил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Абдульманова Ольга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Иванова Татьяна</text:p>
          </table:table-cell>
          <table:table-cell table:style-name="ce2" office:value-type="string" calcext:value-type="string">
            <text:p>Центральный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6" calcext:value-type="float">
            <text:p>56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Залевская Ирина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Барабанов Владими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Головко Сергей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Попцов Олег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67" calcext:value-type="float">
            <text:p>6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Симонов Анатолий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Палло Викто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Пустовой Валерий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Парамонов Андре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Уражцев Виталий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92" calcext:value-type="float">
            <text:p>9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Власов Александр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92" calcext:value-type="float">
            <text:p>9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Седов Евгений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Ивлев Иван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84" calcext:value-type="float">
            <text:p>84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Андреев Сергей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Адров Алексей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Беляев Анатоли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Хлебников Иван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ожокин Евгени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94" calcext:value-type="float">
            <text:p>94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Сивова Нина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Лучинский Юрий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Шеболдаев Сергей</text:p>
          </table:table-cell>
          <table:table-cell table:style-name="ce2" office:value-type="string" calcext:value-type="string">
            <text:p>Центральный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89" calcext:value-type="float">
            <text:p>89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Демина Валентина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77" calcext:value-type="float">
            <text:p>7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Горст Рихард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Данков Геннадий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Югов Сергей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Трубицын Михаил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83" calcext:value-type="float">
            <text:p>83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Сергеев Евгений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Хубиев Владими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Ларин Николай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78" calcext:value-type="float">
            <text:p>7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Ножиков Юри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Мамхегов Михаил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рымов Анатоли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7" calcext:value-type="float">
            <text:p>6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Рогачева Ирина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Брюховецкий Владимир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54" calcext:value-type="float">
            <text:p>54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Макеев Анатоли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74" calcext:value-type="float">
            <text:p>74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Лузянин Геннади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Шорин Владимир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72" calcext:value-type="float">
            <text:p>7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Виноградова Ирина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орнилов Юрий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Доев Казбек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Евдокимова Татьяна</text:p>
          </table:table-cell>
          <table:table-cell table:style-name="ce2" office:value-type="string" calcext:value-type="string">
            <text:p>Кировский</text:p>
          </table:table-cell>
          <table:table-cell table:number-columns-repeated="2" table:style-name="ce2" office:value-type="float" office:value="38" calcext:value-type="float">
            <text:p>3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Вильчек Михаил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Захарова Людмила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Агалов Владимир</text:p>
          </table:table-cell>
          <table:table-cell table:style-name="ce2" office:value-type="string" calcext:value-type="string">
            <text:p>Центральный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Журавель Евгения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67" calcext:value-type="float">
            <text:p>6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Пискунов Александр</text:p>
          </table:table-cell>
          <table:table-cell table:style-name="ce2" office:value-type="string" calcext:value-type="string">
            <text:p>Кировский</text:p>
          </table:table-cell>
          <table:table-cell table:number-columns-repeated="2" table:style-name="ce2" office:value-type="float" office:value="62" calcext:value-type="float">
            <text:p>6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Гаврилов Александ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64" calcext:value-type="float">
            <text:p>64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Савин Николай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64" calcext:value-type="float">
            <text:p>64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Логинов Вениамин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Дуркин Сергей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56" calcext:value-type="float">
            <text:p>56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Гуров Александ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окшаров Борис</text:p>
          </table:table-cell>
          <table:table-cell table:style-name="ce2" office:value-type="string" calcext:value-type="string">
            <text:p>Центральный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57" calcext:value-type="float">
            <text:p>5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Хутыз Асланбий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Тарасюк Юрий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Баранова Елена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Сеславинский Михаил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Зятьков Никола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узьмина Светлана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Новиков Владими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82" calcext:value-type="float">
            <text:p>8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Орлов Алексе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56" calcext:value-type="float">
            <text:p>56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Баловнев Владислав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Наймушин Анатолий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93" calcext:value-type="float">
            <text:p>93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Юдин Владимир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83" calcext:value-type="float">
            <text:p>83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ряжевских Николай</text:p>
          </table:table-cell>
          <table:table-cell table:style-name="ce2" office:value-type="string" calcext:value-type="string">
            <text:p>Подгорный</text:p>
          </table:table-cell>
          <table:table-cell table:number-columns-repeated="2" table:style-name="ce2" office:value-type="float" office:value="97" calcext:value-type="float">
            <text:p>9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Жилин Игорь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Лукин Владимир</text:p>
          </table:table-cell>
          <table:table-cell table:style-name="ce2" office:value-type="string" calcext:value-type="string">
            <text:p>Центральный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81" calcext:value-type="float">
            <text:p>81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Артеев Владимир</text:p>
          </table:table-cell>
          <table:table-cell table:style-name="ce2" office:value-type="string" calcext:value-type="string">
            <text:p>Центральный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97" calcext:value-type="float">
            <text:p>9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Машков Витали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Гехт Юри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9" calcext:value-type="float">
            <text:p>89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Чистых Ольга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Ахунов Рифгат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7" calcext:value-type="float">
            <text:p>6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Демидов Анатолий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89" calcext:value-type="float">
            <text:p>89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Долматов Валери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Чичканов Иван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78" calcext:value-type="float">
            <text:p>7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Назарчук Александр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Шабад Анатолий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Бакиев Рим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41" calcext:value-type="float">
            <text:p>41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овтунов Александр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Вяткин Виктор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Дунаев Андрей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73" calcext:value-type="float">
            <text:p>73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ирпичников Валерий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Стародубцев Валери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Данилина Вера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Формозов Борис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олтунов Анатоли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Удачин Владимир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Барсуков Анатолий</text:p>
          </table:table-cell>
          <table:table-cell table:style-name="ce2" office:value-type="string" calcext:value-type="string">
            <text:p>Центральный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оков Валери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Варшавский Михаил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Сутурин Пётр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Мазаев Владими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Погорелов Сергей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Ахметов Азиратали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Севастьянов Виталий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9" calcext:value-type="float">
            <text:p>69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Белоглазов Юрий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Лазченко Константин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Булаев Юри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Гук Владими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74" calcext:value-type="float">
            <text:p>74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Ахмедзянов Галим</text:p>
          </table:table-cell>
          <table:table-cell table:style-name="ce2" office:value-type="string" calcext:value-type="string">
            <text:p>Центральный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67" calcext:value-type="float">
            <text:p>6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Покровский Сталь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адышев Владими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4" calcext:value-type="float">
            <text:p>94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Синчук Олег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Никитина Светлана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Занин Юрий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66" calcext:value-type="float">
            <text:p>66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Хайрюзов Валери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опылов Александр</text:p>
          </table:table-cell>
          <table:table-cell table:style-name="ce2" office:value-type="string" calcext:value-type="string">
            <text:p>Центральный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Анищев Владими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4" calcext:value-type="float">
            <text:p>94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узин Александ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озлов Никола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3" calcext:value-type="float">
            <text:p>73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Наумов Сергей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Глотов Серге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Бармин Николай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7" calcext:value-type="float">
            <text:p>7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олганов Александр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Чернов Васили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Буторин Альберт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98" calcext:value-type="float">
            <text:p>9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Строев Евгений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Салье Марина</text:p>
          </table:table-cell>
          <table:table-cell table:style-name="ce2" office:value-type="string" calcext:value-type="string">
            <text:p>Центральный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6" calcext:value-type="float">
            <text:p>46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Маточкин Юрий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59" calcext:value-type="float">
            <text:p>59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Яковлев Викто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Литовченко Алексей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Берёзкин Николай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Ермаков Виктор</text:p>
          </table:table-cell>
          <table:table-cell table:style-name="ce2" office:value-type="string" calcext:value-type="string">
            <text:p>Центральный</text:p>
          </table:table-cell>
          <table:table-cell table:number-columns-repeated="2" table:style-name="ce2" office:value-type="float" office:value="85" calcext:value-type="float">
            <text:p>85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Веретенников Геннадий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93" calcext:value-type="float">
            <text:p>93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Дубровский Александр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Удовенко Владими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Зерин Пётр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оптенко Иван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Федосеев Иван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43" calcext:value-type="float">
            <text:p>43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Любимов Александ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Бычков Владими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54" calcext:value-type="float">
            <text:p>54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Зайцев Николай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78" calcext:value-type="float">
            <text:p>7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Неласов Никола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Беляева Светлана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67" calcext:value-type="float">
            <text:p>6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Филиппова Ольга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93" calcext:value-type="float">
            <text:p>93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Рассохин Геннадий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76" calcext:value-type="float">
            <text:p>76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Подгорнов Николай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78" calcext:value-type="float">
            <text:p>7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Вишневский Юрий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93" calcext:value-type="float">
            <text:p>93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Ткачев Александр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Тетерин Василий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74" calcext:value-type="float">
            <text:p>74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азаров Олег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64" calcext:value-type="float">
            <text:p>64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озырь Владими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Чесноков Вадим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Шевченко Никола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98" calcext:value-type="float">
            <text:p>9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Баскин Илья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Фетисов Виктор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78" calcext:value-type="float">
            <text:p>7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Евдокимов Анатоли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рамков Владимир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Ондар Чимит-Доржу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Герасименко Александр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Черных Викто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Темиров Ума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59" calcext:value-type="float">
            <text:p>59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Репин Никола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Сироткин Серге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76" calcext:value-type="float">
            <text:p>76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Шуба Николай</text:p>
          </table:table-cell>
          <table:table-cell table:style-name="ce2" office:value-type="string" calcext:value-type="string">
            <text:p>Центральный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Пехотин Александ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Латцердс Владимир</text:p>
          </table:table-cell>
          <table:table-cell table:style-name="ce2" office:value-type="string" calcext:value-type="string">
            <text:p>Центральный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Волков Александр</text:p>
          </table:table-cell>
          <table:table-cell table:style-name="ce2" office:value-type="string" calcext:value-type="string">
            <text:p>Центральный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47" calcext:value-type="float">
            <text:p>4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ачурин Юрий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Шуйков Валерий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Смирнов Валери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Харлов Алексе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66" calcext:value-type="float">
            <text:p>66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Абраров Владимир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86" calcext:value-type="float">
            <text:p>86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Варнавский Владимир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Витебский Виталий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91" calcext:value-type="float">
            <text:p>91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Вертоградская Ирина</text:p>
          </table:table-cell>
          <table:table-cell table:style-name="ce2" office:value-type="string" calcext:value-type="string">
            <text:p>Центральный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Бенов Геннадий</text:p>
          </table:table-cell>
          <table:table-cell table:style-name="ce2" office:value-type="string" calcext:value-type="string">
            <text:p>Центральный</text:p>
          </table:table-cell>
          <table:table-cell table:number-columns-repeated="2" table:style-name="ce2" office:value-type="float" office:value="40" calcext:value-type="float">
            <text:p>4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Дорджиев Владими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Бабкин Валерий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Сильченко Валерий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Надеин Владимир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Шелов-Коведяев Фёдор</text:p>
          </table:table-cell>
          <table:table-cell table:style-name="ce2" office:value-type="string" calcext:value-type="string">
            <text:p>Центральный</text:p>
          </table:table-cell>
          <table:table-cell table:number-columns-repeated="2" table:style-name="ce2" office:value-type="float" office:value="35" calcext:value-type="float">
            <text:p>35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Ерёмин Альвин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Одиянков Евгений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86" calcext:value-type="float">
            <text:p>86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Аношкин Борис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Степашин Серге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67" calcext:value-type="float">
            <text:p>6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Жигулин Виктор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Сурганов Вячеслав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Скляр Олег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1" calcext:value-type="float">
            <text:p>61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Бессонов Николай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9" calcext:value-type="float">
            <text:p>69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Ельшин Юрий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98" calcext:value-type="float">
            <text:p>9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Ахметханов Рамзан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Бигнов Рамиль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Соколовский Павел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88" calcext:value-type="float">
            <text:p>8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Васильев Валерий</text:p>
          </table:table-cell>
          <table:table-cell table:style-name="ce2" office:value-type="string" calcext:value-type="string">
            <text:p>Кировский</text:p>
          </table:table-cell>
          <table:table-cell table:number-columns-repeated="2" table:style-name="ce2" office:value-type="float" office:value="76" calcext:value-type="float">
            <text:p>76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Шейнис Виктор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Домнина Валентина</text:p>
          </table:table-cell>
          <table:table-cell table:style-name="ce2" office:value-type="string" calcext:value-type="string">
            <text:p>Центральный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48" calcext:value-type="float">
            <text:p>4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равченко Никола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81" calcext:value-type="float">
            <text:p>81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Галилей Никола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остоев Ибрагим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Ойнвид Григори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Турусин Анатоли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8" calcext:value-type="float">
            <text:p>7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Абрамова Ольга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67" calcext:value-type="float">
            <text:p>6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Эттырынтына Майя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Лихачев Викто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62" calcext:value-type="float">
            <text:p>6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Прусов Александ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Лета Тамара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88" calcext:value-type="float">
            <text:p>8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арпова Ольга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2" calcext:value-type="float">
            <text:p>6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иреев Сергей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Степанков Валентин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Иловский Владимир</text:p>
          </table:table-cell>
          <table:table-cell table:style-name="ce2" office:value-type="string" calcext:value-type="string">
            <text:p>Центральный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Медведева Нина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Чайковский Андрей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6" calcext:value-type="float">
            <text:p>56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Тимофеев Валериан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Романенко Викто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Садыков Юрий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66" calcext:value-type="float">
            <text:p>66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Резайкин Василий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Сивак Анатоли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Бочаров Виктор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Саенко Геннади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Гришина Татьяна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Монгуш Владимир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Егоров Анатолий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Рокицкий Михаил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54" calcext:value-type="float">
            <text:p>54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Макарова Тамара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4" calcext:value-type="float">
            <text:p>44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Лисин Владими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74" calcext:value-type="float">
            <text:p>74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Лихачева Валерия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Головин Андре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люев Николай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Лачугин Иван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94" calcext:value-type="float">
            <text:p>94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Гаркуша Владимир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Самойлов Сергей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3" calcext:value-type="float">
            <text:p>43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Джамалдинов Султан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Дурасов Михаил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4" calcext:value-type="float">
            <text:p>84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алашников Валерий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Бадмаев Санал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улеша Вадим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93" calcext:value-type="float">
            <text:p>93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Агафонов Валентин</text:p>
          </table:table-cell>
          <table:table-cell table:style-name="ce2" office:value-type="string" calcext:value-type="string">
            <text:p>Центральный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47" calcext:value-type="float">
            <text:p>4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Шашкова Татьяна</text:p>
          </table:table-cell>
          <table:table-cell table:style-name="ce2" office:value-type="string" calcext:value-type="string">
            <text:p>Подгорный</text:p>
          </table:table-cell>
          <table:table-cell table:number-columns-repeated="2" table:style-name="ce2" office:value-type="float" office:value="17" calcext:value-type="float">
            <text:p>1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Сабиров Мухаммат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Даниленко Оксана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ушнаренко Никола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Гуськов Викто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Назметдинова Минрауза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76" calcext:value-type="float">
            <text:p>76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Шибалов Владими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Богаенко Николай</text:p>
          </table:table-cell>
          <table:table-cell table:style-name="ce2" office:value-type="string" calcext:value-type="string">
            <text:p>Центральный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4" calcext:value-type="float">
            <text:p>54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Чеботаревский Равкат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73" calcext:value-type="float">
            <text:p>73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Белобородов Андрей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83" calcext:value-type="float">
            <text:p>83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Веремчук Виктор</text:p>
          </table:table-cell>
          <table:table-cell table:style-name="ce2" office:value-type="string" calcext:value-type="string">
            <text:p>Центральный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88" calcext:value-type="float">
            <text:p>8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Фахрутдинов Вакиф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Борзенко Василий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атасонов Юрий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Зелепухин Александр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72" calcext:value-type="float">
            <text:p>7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Политковский Александр</text:p>
          </table:table-cell>
          <table:table-cell table:style-name="ce2" office:value-type="string" calcext:value-type="string">
            <text:p>Майский</text:p>
          </table:table-cell>
          <table:table-cell table:number-columns-repeated="2" table:style-name="ce2" office:value-type="float" office:value="43" calcext:value-type="float">
            <text:p>43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Аслаханов Асланбек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ислюк Михаил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Шарифуллина Елена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Ген Николай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4" calcext:value-type="float">
            <text:p>54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Руппель Карл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Варов Владимир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7" calcext:value-type="float">
            <text:p>7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Денисенко Бэла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Дрождин Борис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54" calcext:value-type="float">
            <text:p>54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Бок Валерий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Друганов Сергей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алинина Римма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Вишняков Игорь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Носовец Сергей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Шинкарецкий Викто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ауфман Марк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82" calcext:value-type="float">
            <text:p>8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Андропов Сергей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4" calcext:value-type="float">
            <text:p>74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Фролов Васили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им Евгений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64" calcext:value-type="float">
            <text:p>64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Исаев Борис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Васильковский Александр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Санаев Владими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Вялков Анатолий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Шишкин Вадим</text:p>
          </table:table-cell>
          <table:table-cell table:style-name="ce2" office:value-type="string" calcext:value-type="string">
            <text:p>Центральный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1" calcext:value-type="float">
            <text:p>61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Сумин Пётр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Матросов Владими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окошников Юрий</text:p>
          </table:table-cell>
          <table:table-cell table:style-name="ce2" office:value-type="string" calcext:value-type="string">
            <text:p>Центральный</text:p>
          </table:table-cell>
          <table:table-cell table:number-columns-repeated="2" table:style-name="ce2" office:value-type="float" office:value="53" calcext:value-type="float">
            <text:p>53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Блинов Анатоли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72" calcext:value-type="float">
            <text:p>7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Никулина Ольга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Ребриков Владимир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удинова Людмила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76" calcext:value-type="float">
            <text:p>76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Арсланова Фануза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97" calcext:value-type="float">
            <text:p>9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Безруков Игорь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41" calcext:value-type="float">
            <text:p>41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Дерягин Александр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94" calcext:value-type="float">
            <text:p>94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узнецов Анатолий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69" calcext:value-type="float">
            <text:p>69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Арутюнов Михаил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96" calcext:value-type="float">
            <text:p>96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уц Георгий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Исакова Евгения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Оноприев Владими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Фирюлин Иван</text:p>
          </table:table-cell>
          <table:table-cell table:style-name="ce2" office:value-type="string" calcext:value-type="string">
            <text:p>Центральный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7" calcext:value-type="float">
            <text:p>4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Лукашов Фёдо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Аксёнов Николай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87" calcext:value-type="float">
            <text:p>8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Шахрай Сергей</text:p>
          </table:table-cell>
          <table:table-cell table:style-name="ce2" office:value-type="string" calcext:value-type="string">
            <text:p>Центральный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Донских Виктор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98" calcext:value-type="float">
            <text:p>9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Юсников Николай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Золотухин Борис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Дедегкаев Виктор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Беспалов Владимир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76" calcext:value-type="float">
            <text:p>76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ыштымов Серге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Дорофеев Владимир</text:p>
          </table:table-cell>
          <table:table-cell table:style-name="ce2" office:value-type="string" calcext:value-type="string">
            <text:p>Центральный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Мандрыгин Владимир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аранец Юри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Шумский Александр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Борискин Олег</text:p>
          </table:table-cell>
          <table:table-cell table:style-name="ce2" office:value-type="string" calcext:value-type="string">
            <text:p>Майский</text:p>
          </table:table-cell>
          <table:table-cell table:number-columns-repeated="2" table:style-name="ce2" office:value-type="float" office:value="51" calcext:value-type="float">
            <text:p>51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Злобин Алексей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74" calcext:value-type="float">
            <text:p>74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Мозго Игорь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44" calcext:value-type="float">
            <text:p>44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Абдулатипов Рамазан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82" calcext:value-type="float">
            <text:p>8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Анипкин Александ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Донских Марина</text:p>
          </table:table-cell>
          <table:table-cell table:style-name="ce2" office:value-type="string" calcext:value-type="string">
            <text:p>Центральный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Гуркалов Павел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Хамзин Рим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76" calcext:value-type="float">
            <text:p>76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Дзасохов Александ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Жильцов Юрий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87" calcext:value-type="float">
            <text:p>8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Рассказов Владимир</text:p>
          </table:table-cell>
          <table:table-cell table:style-name="ce2" office:value-type="string" calcext:value-type="string">
            <text:p>Центральный</text:p>
          </table:table-cell>
          <table:table-cell table:number-columns-repeated="2" table:style-name="ce2" office:value-type="float" office:value="36" calcext:value-type="float">
            <text:p>36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Барсуков Александр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олодезников Валери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Горячева Светлана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61" calcext:value-type="float">
            <text:p>61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Чухин Иван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88" calcext:value-type="float">
            <text:p>8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Есаулов Владимир</text:p>
          </table:table-cell>
          <table:table-cell table:style-name="ce2" office:value-type="string" calcext:value-type="string">
            <text:p>Центральный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Дюдяев Геннадий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Сердюков Владимир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97" calcext:value-type="float">
            <text:p>9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Голубкин Василий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Фомин Владими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Вершинин Владими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Авдонин Иван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9" calcext:value-type="float">
            <text:p>59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Галеев Ринат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Багандалиев Магомед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Гужвин Анатоли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Натапов Семён</text:p>
          </table:table-cell>
          <table:table-cell table:style-name="ce2" office:value-type="string" calcext:value-type="string">
            <text:p>Центральный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82" calcext:value-type="float">
            <text:p>8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Макин Никола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Челноков Михаил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ривошапкин Андрей</text:p>
          </table:table-cell>
          <table:table-cell table:style-name="ce2" office:value-type="string" calcext:value-type="string">
            <text:p>Центральный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Понамарёва Тамара</text:p>
          </table:table-cell>
          <table:table-cell table:style-name="ce2" office:value-type="string" calcext:value-type="string">
            <text:p>Центральный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Антонов Виктор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Бабенко Владими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алинич Анатолий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86" calcext:value-type="float">
            <text:p>86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Махиянов Наиль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Хаматов Камиль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Пекарская Тереса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Басин Ефим</text:p>
          </table:table-cell>
          <table:table-cell table:style-name="ce2" office:value-type="string" calcext:value-type="string">
            <text:p>Кировский</text:p>
          </table:table-cell>
          <table:table-cell table:number-columns-repeated="2" table:style-name="ce2" office:value-type="float" office:value="67" calcext:value-type="float">
            <text:p>6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Царькова Валентина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69" calcext:value-type="float">
            <text:p>69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Горбунов Александр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86" calcext:value-type="float">
            <text:p>86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Чернухин Николай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Нифантьев Олег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89" calcext:value-type="float">
            <text:p>89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Дмитриев Викто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59" calcext:value-type="float">
            <text:p>59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Прытков Владимир</text:p>
          </table:table-cell>
          <table:table-cell table:style-name="ce2" office:value-type="string" calcext:value-type="string">
            <text:p>Центральный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7" calcext:value-type="float">
            <text:p>8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Лысенко Борис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Миков Геннади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Мастафов Владимир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86" calcext:value-type="float">
            <text:p>86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Амбарцумов Евгений</text:p>
          </table:table-cell>
          <table:table-cell table:style-name="ce2" office:value-type="string" calcext:value-type="string">
            <text:p>Центральный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Починок Александр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Путинцев Владими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Нехай Аске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47" calcext:value-type="float">
            <text:p>4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Дуев Вениамин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6" calcext:value-type="float">
            <text:p>46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Плешанов Сергей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Прудников Владими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Никитин Юри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91" calcext:value-type="float">
            <text:p>91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Мулдашев Эрнст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87" calcext:value-type="float">
            <text:p>8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улаковский Алексей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Засухин Сергей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Сафронов Леонид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41" calcext:value-type="float">
            <text:p>41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Лебедев Валерий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Барыбин Михаил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адыров Рафаил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Ракицкий Серге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Большаков Борис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рючков Владимир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Якименко Нелли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иселёва Татьяна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Бобиков Анатоли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6" calcext:value-type="float">
            <text:p>66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Галицкий Константин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Меньщиков Валери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Рыбкин Иван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Головина Валерия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Боков Владимир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Городилов Викто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61" calcext:value-type="float">
            <text:p>61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Рябых Сергей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Чмаров Николай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77" calcext:value-type="float">
            <text:p>7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Гарипов Фаузи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Гущин Виктор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Петров Борис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Никулин Геннадий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Аксючиц Виктор</text:p>
          </table:table-cell>
          <table:table-cell table:style-name="ce2" office:value-type="string" calcext:value-type="string">
            <text:p>Майский</text:p>
          </table:table-cell>
          <table:table-cell table:number-columns-repeated="2" table:style-name="ce2" office:value-type="float" office:value="63" calcext:value-type="float">
            <text:p>63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Дидиченко Георгий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89" calcext:value-type="float">
            <text:p>89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Димитренко Алексе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Лахова Екатерина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7" calcext:value-type="float">
            <text:p>5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Семёнов Михаил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Тихомиров Александр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Белорусов Александр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54" calcext:value-type="float">
            <text:p>54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Дьяконов Васили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Лотков Виктор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8" calcext:value-type="float">
            <text:p>8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Толстой Михаил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89" calcext:value-type="float">
            <text:p>89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Захаров Андрей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Хаустов Васили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77" calcext:value-type="float">
            <text:p>7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Иконников Валерий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Заверюха Александ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56" calcext:value-type="float">
            <text:p>56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Угланов Андрей</text:p>
          </table:table-cell>
          <table:table-cell table:style-name="ce2" office:value-type="string" calcext:value-type="string">
            <text:p>Центральный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Бартошкин Эдуард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Хараев Феликс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59" calcext:value-type="float">
            <text:p>59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Шапочкин Василий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орнилова Зоя</text:p>
          </table:table-cell>
          <table:table-cell table:style-name="ce2" office:value-type="string" calcext:value-type="string">
            <text:p>Подгорный</text:p>
          </table:table-cell>
          <table:table-cell table:number-columns-repeated="2" table:style-name="ce2" office:value-type="float" office:value="13" calcext:value-type="float">
            <text:p>13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Евтушенко Кондрат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Николаев Андриян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Гун Рудольф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Зайцева Людмила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Заргишиев Мурад</text:p>
          </table:table-cell>
          <table:table-cell table:style-name="ce2" office:value-type="string" calcext:value-type="string">
            <text:p>Центральный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44" calcext:value-type="float">
            <text:p>44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Штыгашев Владими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57" calcext:value-type="float">
            <text:p>5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Нестеров Евгени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Березников Геннади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Манюхин Виктор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оршунов Лев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Алтухов Иван</text:p>
          </table:table-cell>
          <table:table-cell table:style-name="ce2" office:value-type="string" calcext:value-type="string">
            <text:p>Центральный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Цыбиков Еши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98" calcext:value-type="float">
            <text:p>9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отельников Вячеслав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47" calcext:value-type="float">
            <text:p>4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Травкин Никола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2" calcext:value-type="float">
            <text:p>6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Мельниченко Анатолий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Багаутдинов Равиль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Харитонов Михаил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Грачёв Владимир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урочкин Алексей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Сивков Никола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Ерошин Евгений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Немцов Борис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Родин Сергей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61" calcext:value-type="float">
            <text:p>61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Губский Владими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72" calcext:value-type="float">
            <text:p>7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Петухов Анатолий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91" calcext:value-type="float">
            <text:p>91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Остапенко Эдуард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3" calcext:value-type="float">
            <text:p>43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Лазарев Вячеслав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81" calcext:value-type="float">
            <text:p>81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Решульский Сергей</text:p>
          </table:table-cell>
          <table:table-cell table:style-name="ce2" office:value-type="string" calcext:value-type="string">
            <text:p>Центральный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6" calcext:value-type="float">
            <text:p>76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арев Михаил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Сальников Сергей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азиев Тамерлан</text:p>
          </table:table-cell>
          <table:table-cell table:style-name="ce2" office:value-type="string" calcext:value-type="string">
            <text:p>Центральный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77" calcext:value-type="float">
            <text:p>7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Пименов Револьт</text:p>
          </table:table-cell>
          <table:table-cell table:style-name="ce2" office:value-type="string" calcext:value-type="string">
            <text:p>Майский</text:p>
          </table:table-cell>
          <table:table-cell table:number-columns-repeated="2" table:style-name="ce2" office:value-type="float" office:value="70" calcext:value-type="float">
            <text:p>7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Сандал Александр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72" calcext:value-type="float">
            <text:p>7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Тумов Мухамадин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Елисейкин Станислав</text:p>
          </table:table-cell>
          <table:table-cell table:style-name="ce2" office:value-type="string" calcext:value-type="string">
            <text:p>Кировский</text:p>
          </table:table-cell>
          <table:table-cell table:number-columns-repeated="2" table:style-name="ce2" office:value-type="float" office:value="67" calcext:value-type="float">
            <text:p>6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Манаенков Юрий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онстантинов Григорий</text:p>
          </table:table-cell>
          <table:table-cell table:style-name="ce2" office:value-type="string" calcext:value-type="string">
            <text:p>Центральный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азаков Никола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77" calcext:value-type="float">
            <text:p>7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Молочков Владими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61" calcext:value-type="float">
            <text:p>61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Воронина Ольга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Ершов Николай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Будин Владимир</text:p>
          </table:table-cell>
          <table:table-cell table:style-name="ce2" office:value-type="string" calcext:value-type="string">
            <text:p>Кировский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Хабибуллин Хасан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Мартынов Дмитри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7" calcext:value-type="float">
            <text:p>8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Поляков Юрий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78" calcext:value-type="float">
            <text:p>7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Мостовой Анатолий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Афанасьев Юрий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Шарадзе Омари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Цанн-кай-си Фёдор</text:p>
          </table:table-cell>
          <table:table-cell table:style-name="ce2" office:value-type="string" calcext:value-type="string">
            <text:p>Центральный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61" calcext:value-type="float">
            <text:p>61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Ельцов Виктор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Дробин Алексей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Арсанов Ахмет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Шулятьев Геннадий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47" calcext:value-type="float">
            <text:p>4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Базаров Алексе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Иншаков Фёдор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Алаев Евгений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Гуляшко Виктор</text:p>
          </table:table-cell>
          <table:table-cell table:style-name="ce2" office:value-type="string" calcext:value-type="string">
            <text:p>Центральный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84" calcext:value-type="float">
            <text:p>84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Окунев Григори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Зотова Ольга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Блохин Александр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Скрипченко Валери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Хакимов Борис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41" calcext:value-type="float">
            <text:p>41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Пырков Вячеслав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87" calcext:value-type="float">
            <text:p>8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Мукубенов Максим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урицын Павел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Бобков Филипп</text:p>
          </table:table-cell>
          <table:table-cell table:style-name="ce2" office:value-type="string" calcext:value-type="string">
            <text:p>Центральный</text:p>
          </table:table-cell>
          <table:table-cell table:number-columns-repeated="2" table:style-name="ce2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оровников Александ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48" calcext:value-type="float">
            <text:p>4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Макаров Василий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69" calcext:value-type="float">
            <text:p>69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Черепанов Иван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Радионов Алексей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овлягин Анатолий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87" calcext:value-type="float">
            <text:p>8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Зилист Михаил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1" calcext:value-type="float">
            <text:p>41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Яр Сергей</text:p>
          </table:table-cell>
          <table:table-cell table:style-name="ce2" office:value-type="string" calcext:value-type="string">
            <text:p>Центральный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82" calcext:value-type="float">
            <text:p>8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Илюмжинов Кирсан</text:p>
          </table:table-cell>
          <table:table-cell table:style-name="ce2" office:value-type="string" calcext:value-type="string">
            <text:p>Центральный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Гулько Юри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61" calcext:value-type="float">
            <text:p>61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Турьянов Альфрет</text:p>
          </table:table-cell>
          <table:table-cell table:style-name="ce2" office:value-type="string" calcext:value-type="string">
            <text:p>Майский</text:p>
          </table:table-cell>
          <table:table-cell table:number-columns-repeated="2" table:style-name="ce2" office:value-type="float" office:value="18" calcext:value-type="float">
            <text:p>1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Лядов Никола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62" calcext:value-type="float">
            <text:p>6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Морозов Всеволод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Бекетов Виктор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61" calcext:value-type="float">
            <text:p>61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Луговой Александр</text:p>
          </table:table-cell>
          <table:table-cell table:style-name="ce2" office:value-type="string" calcext:value-type="string">
            <text:p>Центральный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72" calcext:value-type="float">
            <text:p>7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аменский Владими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77" calcext:value-type="float">
            <text:p>7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ашин Никола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уренков Юрий</text:p>
          </table:table-cell>
          <table:table-cell table:style-name="ce2" office:value-type="string" calcext:value-type="string">
            <text:p>Центральный</text:p>
          </table:table-cell>
          <table:table-cell table:number-columns-repeated="2" table:style-name="ce2" office:value-type="float" office:value="46" calcext:value-type="float">
            <text:p>46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Полосин Вячеслав</text:p>
          </table:table-cell>
          <table:table-cell table:style-name="ce2" office:value-type="string" calcext:value-type="string">
            <text:p>Центральный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Дубравин Серге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Бойко Вера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Юшкевичус Виктор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1" calcext:value-type="float">
            <text:p>41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Сорокин Геннадий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94" calcext:value-type="float">
            <text:p>94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Слободкин Юри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Богатырёв Бембулат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Алексеев Анатоли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2" calcext:value-type="float">
            <text:p>7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Исаков Владимир</text:p>
          </table:table-cell>
          <table:table-cell table:style-name="ce2" office:value-type="string" calcext:value-type="string">
            <text:p>Центральный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озлова Лидия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Сухарев Вениамин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ононов Анатоли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Путилов Эдуард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89" calcext:value-type="float">
            <text:p>89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Ершова Светлана</text:p>
          </table:table-cell>
          <table:table-cell table:style-name="ce2" office:value-type="string" calcext:value-type="string">
            <text:p>Центральный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Вологдин Леонид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Агеев Гений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7" calcext:value-type="float">
            <text:p>7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Сыроватко Витали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83" calcext:value-type="float">
            <text:p>83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Титкин Александ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Площенко Наталья</text:p>
          </table:table-cell>
          <table:table-cell table:style-name="ce2" office:value-type="string" calcext:value-type="string">
            <text:p>Центральный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47" calcext:value-type="float">
            <text:p>4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Ананьев Алексей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Горчаков Геннадий</text:p>
          </table:table-cell>
          <table:table-cell table:style-name="ce2" office:value-type="string" calcext:value-type="string">
            <text:p>Центральный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96" calcext:value-type="float">
            <text:p>96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Бубякин Дмитри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7" calcext:value-type="float">
            <text:p>7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Атласов Виктор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Яковлева Ольга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84" calcext:value-type="float">
            <text:p>84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Бугримов Анатоли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Шабунин Иван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9" calcext:value-type="float">
            <text:p>59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Чибисов Александ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9" calcext:value-type="float">
            <text:p>89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опейка Александ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Посаженников Василий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9" calcext:value-type="float">
            <text:p>59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Нунуев Сайд-Хамзат</text:p>
          </table:table-cell>
          <table:table-cell table:style-name="ce2" office:value-type="string" calcext:value-type="string">
            <text:p>Центральный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Пугачь Серге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Москвина Оксана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Смольский Георгий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Миронов Викто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Уткин Александр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Вайнштейн Викто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Яснов Аркадий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Мартьянов Николай</text:p>
          </table:table-cell>
          <table:table-cell table:style-name="ce2" office:value-type="string" calcext:value-type="string">
            <text:p>Кировский</text:p>
          </table:table-cell>
          <table:table-cell table:number-columns-repeated="2" table:style-name="ce2" office:value-type="float" office:value="53" calcext:value-type="float">
            <text:p>53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Белин Константин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Брагин Вячеслав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92" calcext:value-type="float">
            <text:p>9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Озерова Валентина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Братищев Игорь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ислицын Владими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Лодкин Юрий</text:p>
          </table:table-cell>
          <table:table-cell table:style-name="ce2" office:value-type="string" calcext:value-type="string">
            <text:p>Центральный</text:p>
          </table:table-cell>
          <table:table-cell table:number-columns-repeated="2" table:style-name="ce2" office:value-type="float" office:value="58" calcext:value-type="float">
            <text:p>5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ушнарёв Александ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56" calcext:value-type="float">
            <text:p>56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Попов Василий</text:p>
          </table:table-cell>
          <table:table-cell table:style-name="ce2" office:value-type="string" calcext:value-type="string">
            <text:p>Центральный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7" calcext:value-type="float">
            <text:p>7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Золотарёв Пётр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Аничкин Иван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Никитенко Николай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89" calcext:value-type="float">
            <text:p>89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Шумейко Владимир</text:p>
          </table:table-cell>
          <table:table-cell table:style-name="ce2" office:value-type="string" calcext:value-type="string">
            <text:p>Центральный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46" calcext:value-type="float">
            <text:p>46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Семейкин Михаил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Завгаев Доку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7" calcext:value-type="float">
            <text:p>4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Филиппов Валентин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81" calcext:value-type="float">
            <text:p>81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омчатов Владимир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74" calcext:value-type="float">
            <text:p>74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Пушкина Тамара</text:p>
          </table:table-cell>
          <table:table-cell table:style-name="ce2" office:value-type="string" calcext:value-type="string">
            <text:p>Центральный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43" calcext:value-type="float">
            <text:p>43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Матчак Ярослав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93" calcext:value-type="float">
            <text:p>93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ондрашов Борис</text:p>
          </table:table-cell>
          <table:table-cell table:style-name="ce2" office:value-type="string" calcext:value-type="string">
            <text:p>Кировский</text:p>
          </table:table-cell>
          <table:table-cell table:number-columns-repeated="2" table:style-name="ce2" office:value-type="float" office:value="85" calcext:value-type="float">
            <text:p>85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Мальков Николай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арцевский Александр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Зоткина Екатерина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Бахтиярова Людмила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Попкова Ольга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Митюков Михаил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оган Леонид</text:p>
          </table:table-cell>
          <table:table-cell table:style-name="ce2" office:value-type="string" calcext:value-type="string">
            <text:p>Майский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Иванилов Юрий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Мальцев Станислав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81" calcext:value-type="float">
            <text:p>81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Безверхий Сергей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Орлова Любовь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Баранов Валерий</text:p>
          </table:table-cell>
          <table:table-cell table:style-name="ce2" office:value-type="string" calcext:value-type="string">
            <text:p>Центральный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Топорков Владими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98" calcext:value-type="float">
            <text:p>9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Рыбакова Татьяна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Пономарёв Алексе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ропотов Иван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орягина Татьяна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Спасов Михаил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96" calcext:value-type="float">
            <text:p>96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Булыгин Викто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4" calcext:value-type="float">
            <text:p>74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Сидоров Владимир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83" calcext:value-type="float">
            <text:p>83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Мещерский Александр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Микитаев Абдулах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Тиунов Олег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59" calcext:value-type="float">
            <text:p>59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Бабаев Бронислав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Скрынник Викто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Торопов Владими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73" calcext:value-type="float">
            <text:p>73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Литвинов Юрий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Григорьев Николай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64" calcext:value-type="float">
            <text:p>64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Чаптынов Валерий</text:p>
          </table:table-cell>
          <table:table-cell table:style-name="ce2" office:value-type="string" calcext:value-type="string">
            <text:p>Подгорный</text:p>
          </table:table-cell>
          <table:table-cell table:number-columns-repeated="2" table:style-name="ce2" office:value-type="float" office:value="68" calcext:value-type="float">
            <text:p>6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ириллов Валерий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Мананников Алексей</text:p>
          </table:table-cell>
          <table:table-cell table:style-name="ce2" office:value-type="string" calcext:value-type="string">
            <text:p>Центральный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Сондыков Васили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Перуанский Серге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Ерошкин Сергей</text:p>
          </table:table-cell>
          <table:table-cell table:style-name="ce2" office:value-type="string" calcext:value-type="string">
            <text:p>Кировский</text:p>
          </table:table-cell>
          <table:table-cell table:number-columns-repeated="2" table:style-name="ce2" office:value-type="float" office:value="42" calcext:value-type="float">
            <text:p>4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Алироев Иса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Воронин Александ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озаев Георги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59" calcext:value-type="float">
            <text:p>59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Хритоненков Дмитрий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82" calcext:value-type="float">
            <text:p>8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Прилуков Витали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Подлужный Владими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57" calcext:value-type="float">
            <text:p>5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Юшенков Сергей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46" calcext:value-type="float">
            <text:p>46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Савицкий Олег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Мишарин Алексей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Аскалонов Артур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Рощупкин Иван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Чурилов Валерий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76" calcext:value-type="float">
            <text:p>76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отенков Александ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92" calcext:value-type="float">
            <text:p>9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ожин Анатолий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73" calcext:value-type="float">
            <text:p>73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Васильева Светлана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67" calcext:value-type="float">
            <text:p>6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Гречанников Владимир</text:p>
          </table:table-cell>
          <table:table-cell table:style-name="ce2" office:value-type="string" calcext:value-type="string">
            <text:p>Центральный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72" calcext:value-type="float">
            <text:p>7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Руцкой Александр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93" calcext:value-type="float">
            <text:p>93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Балала Виктор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расавина Татьяна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Ачалов Владислав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Воронцов Валерий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3" calcext:value-type="float">
            <text:p>83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Морозова Татьяна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81" calcext:value-type="float">
            <text:p>81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учеренко Игорь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арулин Никола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Маймаго Геннадий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78" calcext:value-type="float">
            <text:p>7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Якунин Глеб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97" calcext:value-type="float">
            <text:p>9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Полотнянко Сергей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96" calcext:value-type="float">
            <text:p>96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Петрова Елена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44" calcext:value-type="float">
            <text:p>44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Гладких Владими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Ясенков Леонид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Довгялло Александр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Михеева Татьяна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Жигунов Владимир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ривченко Альберт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92" calcext:value-type="float">
            <text:p>9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итов Юрий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иселёв Валерий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82" calcext:value-type="float">
            <text:p>8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Скляров Иван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Гуревич Леонид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83" calcext:value-type="float">
            <text:p>83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Ивченков Сергей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аменева Татьяна</text:p>
          </table:table-cell>
          <table:table-cell table:style-name="ce2" office:value-type="string" calcext:value-type="string">
            <text:p>Подгорный</text:p>
          </table:table-cell>
          <table:table-cell table:number-columns-repeated="2" table:style-name="ce2" office:value-type="float" office:value="76" calcext:value-type="float">
            <text:p>76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Потапов Анатолий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Фадеев Геннадий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апустянский Владимир</text:p>
          </table:table-cell>
          <table:table-cell table:style-name="ce2" office:value-type="string" calcext:value-type="string">
            <text:p>Кировский</text:p>
          </table:table-cell>
          <table:table-cell table:number-columns-repeated="2" table:style-name="ce2" office:value-type="float" office:value="97" calcext:value-type="float">
            <text:p>9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Рюмин Валери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63" calcext:value-type="float">
            <text:p>63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Волкогонов Дмитрий</text:p>
          </table:table-cell>
          <table:table-cell table:style-name="ce2" office:value-type="string" calcext:value-type="string">
            <text:p>Заречный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Софронов Леонид</text:p>
          </table:table-cell>
          <table:table-cell table:style-name="ce2" office:value-type="string" calcext:value-type="string">
            <text:p>Заречный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Ефимов Владими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8" calcext:value-type="float">
            <text:p>4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ушнарёва Ольга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78" calcext:value-type="float">
            <text:p>7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Пиче-оол Алтай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раснов Юри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Рыморов Иван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Молоствов Михаил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Носова Елизавета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Дмитриева Оксана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Денисенко Виктор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3" calcext:value-type="float">
            <text:p>63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Маханов Владимир</text:p>
          </table:table-cell>
          <table:table-cell table:style-name="ce2" office:value-type="string" calcext:value-type="string">
            <text:p>Центральный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Тарасова Татьяна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3" calcext:value-type="float">
            <text:p>43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Булдаев Сергей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98" calcext:value-type="float">
            <text:p>9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Юганов Евгений</text:p>
          </table:table-cell>
          <table:table-cell table:style-name="ce2" office:value-type="string" calcext:value-type="string">
            <text:p>Центральный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66" calcext:value-type="float">
            <text:p>66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аманин Евгений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Жигалкин Владимир</text:p>
          </table:table-cell>
          <table:table-cell table:style-name="ce2" office:value-type="string" calcext:value-type="string">
            <text:p>Центральный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81" calcext:value-type="float">
            <text:p>81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Гомзиков Александр</text:p>
          </table:table-cell>
          <table:table-cell table:style-name="ce2" office:value-type="string" calcext:value-type="string">
            <text:p>Центральный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73" calcext:value-type="float">
            <text:p>73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Гололобов Владислав</text:p>
          </table:table-cell>
          <table:table-cell table:style-name="ce2" office:value-type="string" calcext:value-type="string">
            <text:p>Центральный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Павлухин Олег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64" calcext:value-type="float">
            <text:p>64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Бондарчук Николай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78" calcext:value-type="float">
            <text:p>7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арачурин Риф</text:p>
          </table:table-cell>
          <table:table-cell table:style-name="ce2" office:value-type="string" calcext:value-type="string">
            <text:p>Кировский</text:p>
          </table:table-cell>
          <table:table-cell table:number-columns-repeated="2" table:style-name="ce2" office:value-type="float" office:value="70" calcext:value-type="float">
            <text:p>7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Прокофьева Наталья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Десятников Василий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Закопырин Анатолий</text:p>
          </table:table-cell>
          <table:table-cell table:style-name="ce2" office:value-type="string" calcext:value-type="string">
            <text:p>Центральный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Солодякова Нина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3" calcext:value-type="float">
            <text:p>63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Угаров Алексей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аменев Альберт</text:p>
          </table:table-cell>
          <table:table-cell table:style-name="ce2" office:value-type="string" calcext:value-type="string">
            <text:p>Центральный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Иванченко Леонид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Магомедов Магомедали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Шевцов Анатолий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Цыбикжапов Эрдэм</text:p>
          </table:table-cell>
          <table:table-cell table:style-name="ce2" office:value-type="string" calcext:value-type="string">
            <text:p>Майский</text:p>
          </table:table-cell>
          <table:table-cell table:number-columns-repeated="2" table:style-name="ce2" office:value-type="float" office:value="43" calcext:value-type="float">
            <text:p>43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Луппов Александ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81" calcext:value-type="float">
            <text:p>81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Леонтьев Анатолий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7" calcext:value-type="float">
            <text:p>5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Ельцин Борис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Болотов Иван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Олейник Владими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9" calcext:value-type="float">
            <text:p>59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Муха Виталий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Рябов Александр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66" calcext:value-type="float">
            <text:p>66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Паршуков Виктор</text:p>
          </table:table-cell>
          <table:table-cell table:style-name="ce2" office:value-type="string" calcext:value-type="string">
            <text:p>Центральный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Вознесенский Владими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62" calcext:value-type="float">
            <text:p>6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Аржанников Николай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Выучейский Вячеслав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Заводчиков Леонид</text:p>
          </table:table-cell>
          <table:table-cell table:style-name="ce2" office:value-type="string" calcext:value-type="string">
            <text:p>Центральный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74" calcext:value-type="float">
            <text:p>74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офтун Сергей</text:p>
          </table:table-cell>
          <table:table-cell table:style-name="ce2" office:value-type="string" calcext:value-type="string">
            <text:p>Заречный</text:p>
          </table:table-cell>
          <table:table-cell table:number-columns-repeated="2" table:style-name="ce2" office:value-type="float" office:value="89" calcext:value-type="float">
            <text:p>89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Зонов Сергей</text:p>
          </table:table-cell>
          <table:table-cell table:style-name="ce2" office:value-type="string" calcext:value-type="string">
            <text:p>Подгорный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91" calcext:value-type="float">
            <text:p>91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Никифоров Валерий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Лаврушин Никола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98" calcext:value-type="float">
            <text:p>9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Егоршин Виктор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61" calcext:value-type="float">
            <text:p>61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Герасимова Татьяна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94" calcext:value-type="float">
            <text:p>94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улаков Виталий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89" calcext:value-type="float">
            <text:p>89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алюжный Геннадий</text:p>
          </table:table-cell>
          <table:table-cell table:style-name="ce2" office:value-type="string" calcext:value-type="string">
            <text:p>Центральный</text:p>
          </table:table-cell>
          <table:table-cell table:number-columns-repeated="2" table:style-name="ce2" office:value-type="float" office:value="38" calcext:value-type="float">
            <text:p>3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Чикин Валентин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Соколов Александ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ондрюков Геннадий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46" calcext:value-type="float">
            <text:p>46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Петрищев Сергей</text:p>
          </table:table-cell>
          <table:table-cell table:style-name="ce2" office:value-type="string" calcext:value-type="string">
            <text:p>Центральный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Муравьёв Валерий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67" calcext:value-type="float">
            <text:p>6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Володин Никола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Широбоков Игорь</text:p>
          </table:table-cell>
          <table:table-cell table:style-name="ce2" office:value-type="string" calcext:value-type="string">
            <text:p>Майский</text:p>
          </table:table-cell>
          <table:table-cell table:number-columns-repeated="2" table:style-name="ce2" office:value-type="float" office:value="97" calcext:value-type="float">
            <text:p>9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Клепикова Римма</text:p>
          </table:table-cell>
          <table:table-cell table:style-name="ce2" office:value-type="string" calcext:value-type="string">
            <text:p>Майский</text:p>
          </table:table-cell>
          <table:table-cell table:number-columns-repeated="2" table:style-name="ce2" office:value-type="float" office:value="76" calcext:value-type="float">
            <text:p>76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Степанов Виктор</text:p>
          </table:table-cell>
          <table:table-cell table:style-name="ce2" office:value-type="string" calcext:value-type="string">
            <text:p>Центральный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Черепков Николай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Панков Альберт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67" calcext:value-type="float">
            <text:p>6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Якушев Антон</text:p>
          </table:table-cell>
          <table:table-cell table:style-name="ce2" office:value-type="string" calcext:value-type="string">
            <text:p>Центральный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Аникиев Анатоли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83" calcext:value-type="float">
            <text:p>83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Елизаров Серге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Михеев Сергей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47" calcext:value-type="float">
            <text:p>4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Лунин Валери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Умецкая Светлана</text:p>
          </table:table-cell>
          <table:table-cell table:style-name="ce2" office:value-type="string" calcext:value-type="string">
            <text:p>Центральный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Герасимов Валентин</text:p>
          </table:table-cell>
          <table:table-cell table:style-name="ce2" office:value-type="string" calcext:value-type="string">
            <text:p>Заречный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Спицын Алексе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69" calcext:value-type="float">
            <text:p>69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Филатов Серге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Жуков Григорий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Мукусев Владими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Чикунов Авенир</text:p>
          </table:table-cell>
          <table:table-cell table:style-name="ce2" office:value-type="string" calcext:value-type="string">
            <text:p>Майский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96" calcext:value-type="float">
            <text:p>96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Муренин Константин</text:p>
          </table:table-cell>
          <table:table-cell table:style-name="ce2" office:value-type="string" calcext:value-type="string">
            <text:p>Кировский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57" calcext:value-type="float">
            <text:p>5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Тушнолобов Геннадий</text:p>
          </table:table-cell>
          <table:table-cell table:style-name="ce2" office:value-type="string" calcext:value-type="string">
            <text:p>Центральный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48" calcext:value-type="float">
            <text:p>48</text:p>
          </table:table-cell>
          <table:table-cell table:number-columns-repeated="60"/>
        </table:table-row>
        <table:table-row table:style-name="ro1" table:number-rows-repeated="1047574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Excel_BuiltIn__FilterDatabase" table:base-cell-address="$'результаты тестирования'.$A$1" table:cell-range-address="$'результаты тестирования'.$A$1:.$D$100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8P0" style:volatile="true">
      <number:number number:decimal-places="0" number:min-decimal-places="0" number:min-integer-digits="1" number:grouping="true"/>
      <number:text>р.</number:text>
    </number:number-style>
    <number:number-style style:name="N108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р.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р.</number:text>
    </number:number-style>
    <number:number-style style:name="N111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р.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2P0"/>
    </number:number-style>
    <number:date-style style:name="N113">
      <number:day number:style="long"/>
      <number:text>.</number:text>
      <number:month number:textual="true"/>
      <number:text>.</number:text>
      <number:year/>
    </number:date-style>
    <number:date-style style:name="N114">
      <number:month number:textual="true"/>
      <number:text>.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</number:time-style>
    <number:time-style style:name="N118">
      <number:hours/>
      <number:text>:</number:text>
      <number:minutes number:style="long"/>
      <number:text>:</number:text>
      <number:seconds number:style="long"/>
    </number:time-style>
    <number:date-style style:name="N119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  <number:text>   </number:text>
    </number:number-style>
    <number:number-style style:name="N121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  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  </number:text>
    </number:number-style>
    <number:number-style style:name="N124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3P2" style:volatile="true">
      <number:text> </number:text>
      <number:fill-character> </number:fill-character>
      <number:text>-р.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результаты_20_тестирования" style:display-name="PageStyle_результаты тестирования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1996-10-09T03:32:33</meta:creation-date>
    <meta:initial-creator>Microsoft Corporation</meta:initial-creator>
    <dc:language>ru-RU</dc:language>
    <dc:date>2022-10-11T01:54:41.698000000</dc:date>
    <meta:editing-cycles>2</meta:editing-cycles>
    <meta:editing-duration>PT3M35S</meta:editing-duration>
    <meta:generator>LibreOffice/7.4.0.3$Windows_X86_64 LibreOffice_project/f85e47c08ddd19c015c0114a68350214f7066f5a</meta:generator>
    <meta:document-statistic meta:table-count="1" meta:cell-count="4004" meta:object-count="0"/>
  </office:meta>
</office:document-meta>
</file>